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Pictures/1000000000000020000000204B249CA79A42C6D7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6cm" svg:stroke-color="#000000" draw:stroke-linejoin="miter" draw:fill="solid" draw:fill-color="#ff9015" fo:padding-top="0.128cm" fo:padding-bottom="0.128cm" fo:padding-left="0.253cm" fo:padding-right="0.253cm"/>
    </style:style>
    <style:style style:name="gr2" style:family="graphic" style:parent-style-name="objectwitharrow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23cm" fo:min-width="7.041cm" draw:shadow-opacity="0%"/>
    </style:style>
    <style:style style:name="P1" style:family="paragraph">
      <loext:graphic-properties draw:fill="solid" draw:fill-color="#ff9015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</style:style>
  </office:automatic-styles>
  <office:body>
    <office:drawing>
      <draw:page draw:name="page1" draw:style-name="dp1" draw:master-page-name="diagrams2">
        <draw:path draw:style-name="gr1" draw:text-style-name="P1" draw:layer="layout" svg:width="0.415cm" svg:height="0.409cm" svg:x="1.368cm" svg:y="0.824cm" svg:viewBox="0 0 416 410" svg:d="M208 0c-38 0-71 9-104 27-33 19-57 43-76 76-19 32-28 64-28 102s9 70 28 103c19 32 43 56 76 75s66 27 104 27 71-8 104-27 57-43 76-75c19-33 28-65 28-103s-9-70-28-102c-19-33-43-57-76-76-33-18-66-27-104-27z">
          <text:p/>
        </draw:path>
        <draw:line draw:style-name="gr2" draw:text-style-name="P2" draw:layer="layout" svg:x1="2.627cm" svg:y1="1.355cm" svg:x2="3.806cm" svg:y2="1.349cm">
          <text:p/>
        </draw:line>
        <draw:line draw:style-name="gr3" draw:text-style-name="P3" draw:layer="layout" svg:x1="1.353cm" svg:y1="1.032cm" svg:x2="0.927cm" svg:y2="1.032cm">
          <text:p/>
        </draw:line>
        <draw:line draw:style-name="gr3" draw:text-style-name="P3" draw:layer="layout" svg:x1="1.785cm" svg:y1="1.027cm" svg:x2="2.212cm" svg:y2="1.027cm">
          <text:p/>
        </draw:line>
        <draw:frame draw:style-name="gr4" draw:text-style-name="P2" draw:layer="layout" svg:width="1.364cm" svg:height="0.555cm" svg:x="7.134cm" svg:y="1.06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5" draw:text-style-name="P4" draw:layer="layout" svg:width="7.541cm" svg:height="1.273cm" svg:x="0.529cm" svg:y="0.331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0.415cm" svg:height="0.409cm" svg:x="1.351cm" svg:y="1.464cm" svg:viewBox="0 0 416 410" svg:d="M208 0c-38 0-71 9-104 27-33 19-57 43-76 76-19 32-28 64-28 102s9 70 28 103c19 32 43 56 76 75s66 27 104 27 71-8 104-27 57-43 76-75c19-33 28-65 28-103s-9-70-28-102c-19-33-43-57-76-76-33-18-66-27-104-27z">
          <text:p/>
        </draw:path>
        <draw:line draw:style-name="gr3" draw:text-style-name="P3" draw:layer="layout" svg:x1="1.336cm" svg:y1="1.672cm" svg:x2="0.91cm" svg:y2="1.672cm">
          <text:p/>
        </draw:line>
        <draw:line draw:style-name="gr3" draw:text-style-name="P3" draw:layer="layout" svg:x1="1.768cm" svg:y1="1.667cm" svg:x2="2.195cm" svg:y2="1.667cm">
          <text:p/>
        </draw:line>
        <draw:polygon draw:style-name="gr1" draw:text-style-name="P1" draw:layer="layout" svg:width="0.707cm" svg:height="0.387cm" svg:x="4.525cm" svg:y="1.144cm" svg:viewBox="0 0 708 388" draw:points="354,388 0,388 0,0 708,0 708,388">
          <text:p/>
        </draw:polygon>
        <draw:line draw:style-name="gr3" draw:text-style-name="P3" draw:layer="layout" svg:x1="4.531cm" svg:y1="1.152cm" svg:x2="4.201cm" svg:y2="0.788cm">
          <text:p/>
        </draw:line>
        <draw:line draw:style-name="gr3" draw:text-style-name="P3" draw:layer="layout" svg:x1="5.558cm" svg:y1="1.889cm" svg:x2="5.228cm" svg:y2="1.525cm">
          <text:p/>
        </draw:line>
        <draw:line draw:style-name="gr3" draw:text-style-name="P3" draw:layer="layout" svg:x1="4.2cm" svg:y1="1.892cm" svg:x2="4.532cm" svg:y2="1.53cm">
          <text:p/>
        </draw:line>
        <draw:line draw:style-name="gr3" draw:text-style-name="P3" draw:layer="layout" svg:x1="5.231cm" svg:y1="1.147cm" svg:x2="5.563cm" svg:y2="0.785cm">
          <text:p/>
        </draw:line>
        <draw:frame draw:style-name="gr4" draw:text-style-name="P2" draw:layer="layout" svg:width="0.466cm" svg:height="0.47cm" svg:x="0.919cm" svg:y="1.85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2" draw:layer="layout" svg:width="0.432cm" svg:height="0.47cm" svg:x="1.831cm" svg:y="1.85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2" draw:layer="layout" svg:width="0.394cm" svg:height="0.47cm" svg:x="0.932cm" svg:y="0.31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2" draw:layer="layout" svg:width="0.39cm" svg:height="0.47cm" svg:x="1.845cm" svg:y="0.30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2" draw:layer="layout" svg:width="0.466cm" svg:height="0.47cm" svg:x="3.884cm" svg:y="1.96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2" draw:layer="layout" svg:width="0.394cm" svg:height="0.47cm" svg:x="3.777cm" svg:y="0.39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2" draw:layer="layout" svg:width="0.394cm" svg:height="0.47cm" svg:x="5.603cm" svg:y="0.33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2" draw:layer="layout" svg:width="0.432cm" svg:height="0.47cm" svg:x="5.562cm" svg:y="1.9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2" draw:layer="layout" svg:width="0.529cm" svg:height="0.47cm" svg:x="1.275cm" svg:y="1.41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2" draw:layer="layout" svg:width="0.492cm" svg:height="0.47cm" svg:x="1.329cm" svg:y="0.809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2" draw:layer="layout" svg:width="0.509cm" svg:height="0.47cm" svg:x="4.609cm" svg:y="1.11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05cm" svg:stroke-color="#000000" draw:marker-start-width="0.57cm" draw:marker-start-center="true" draw:marker-end="Arrow" draw:marker-end-width="0.17cm" draw:fill-gradient-name="Gradient_20_3" draw:fill-hatch-name="Hatching_20_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3cm" svg:stroke-color="#000000" draw:marker-start-width="0.26cm" draw:marker-end-width="0.2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s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3.3$Linux_X86_64 LibreOffice_project/20m0$Build-3</meta:generator>
    <dc:date>2017-06-24T22:45:07.722432881</dc:date>
    <meta:editing-duration>PT31M48S</meta:editing-duration>
    <meta:editing-cycles>13</meta:editing-cycles>
    <meta:document-statistic meta:object-count="25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4</mn>
          </msup>
        </mrow>
        <mo fence="true" stretchy="false">)</mo>
      </mrow>
    </mrow>
    <annotation encoding="StarMath 5.0">O( N^4 )</annotation>
  </semantics>
</math>
</file>

<file path=Object 10/content.xml><?xml version="1.0" encoding="utf-8"?>
<math xmlns="http://www.w3.org/1998/Math/MathML" display="block">
  <semantics>
    <mi>q</mi>
    <annotation encoding="StarMath 5.0">q</annotation>
  </semantics>
</math>
</file>

<file path=Object 11/content.xml><?xml version="1.0" encoding="utf-8"?>
<math xmlns="http://www.w3.org/1998/Math/MathML" display="block">
  <semantics>
    <mi>B</mi>
    <annotation encoding="StarMath 5.0">B</annotation>
  </semantics>
</math>
</file>

<file path=Object 12/content.xml><?xml version="1.0" encoding="utf-8"?>
<math xmlns="http://www.w3.org/1998/Math/MathML" display="block">
  <semantics>
    <mi>C</mi>
    <annotation encoding="StarMath 5.0">C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i>p</mi>
    <annotation encoding="StarMath 5.0">p</annotation>
  </semantics>
</math>
</file>

<file path=Object 4/content.xml><?xml version="1.0" encoding="utf-8"?>
<math xmlns="http://www.w3.org/1998/Math/MathML" display="block">
  <semantics>
    <mi>q</mi>
    <annotation encoding="StarMath 5.0">q</annotation>
  </semantics>
</math>
</file>

<file path=Object 5/content.xml><?xml version="1.0" encoding="utf-8"?>
<math xmlns="http://www.w3.org/1998/Math/MathML" display="block">
  <semantics>
    <mi>r</mi>
    <annotation encoding="StarMath 5.0">r</annotation>
  </semantics>
</math>
</file>

<file path=Object 6/content.xml><?xml version="1.0" encoding="utf-8"?>
<math xmlns="http://www.w3.org/1998/Math/MathML" display="block">
  <semantics>
    <mi>s</mi>
    <annotation encoding="StarMath 5.0">s</annotation>
  </semantics>
</math>
</file>

<file path=Object 7/content.xml><?xml version="1.0" encoding="utf-8"?>
<math xmlns="http://www.w3.org/1998/Math/MathML" display="block">
  <semantics>
    <mi>p</mi>
    <annotation encoding="StarMath 5.0">p</annotation>
  </semantics>
</math>
</file>

<file path=Object 8/content.xml><?xml version="1.0" encoding="utf-8"?>
<math xmlns="http://www.w3.org/1998/Math/MathML" display="block">
  <semantics>
    <mi>r</mi>
    <annotation encoding="StarMath 5.0">r</annotation>
  </semantics>
</math>
</file>

<file path=Object 9/content.xml><?xml version="1.0" encoding="utf-8"?>
<math xmlns="http://www.w3.org/1998/Math/MathML" display="block">
  <semantics>
    <mi>s</mi>
    <annotation encoding="StarMath 5.0">s</annotation>
  </semantics>
</math>
</file>